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py Time</text:p>
          </table:table-cell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py Skill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ntion Time</text:p>
          </table:table-cell>
          <table:table-cell office:value-type="string" calcext:value-type="string">
            <text:p>Hour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vention Skil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facture Time</text:p>
          </table:table-cell>
          <table:table-cell office:value-type="string" calcext:value-type="string">
            <text:p>Hour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nufacture Skil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nvention Probability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Seconds</text:p>
          </table:table-cell>
          <table:table-cell/>
          <table:table-cell table:style-name="ce1" table:formula="of:=([.C1]*3600+[.C2]*60+[.C3])/(1-[.F1]/100)/[.F10]+([.C4]*3600+[.C5]*60+[.C6])/(1-[.F4]/100)/[.F10]+([.C7]*3600+[.C8]*60+[.C9])*(1-[.F7]/100)" office:value-type="float" office:value="114673.611465509" calcext:value-type="float">
            <text:p>114,6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3:12:16.428577014</meta:creation-date>
    <dc:date>2017-01-03T00:08:25.587140600</dc:date>
    <meta:editing-duration>PT45M32S</meta:editing-duration>
    <meta:editing-cycles>16</meta:editing-cycles>
    <meta:generator>LibreOffice/5.1.4.2$Linux_X86_64 LibreOffice_project/10m0$Build-2</meta:generator>
    <meta:document-statistic meta:table-count="1" meta:cell-count="31" meta:object-count="0"/>
  </office:meta>
</office:document-meta>
</file>